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File Information" table:style-name="ta1">
        <table:table-row>
          <table:table-cell office:value-type="string">
            <text:p>Relative Path</text:p>
          </table:table-cell>
          <table:table-cell office:value-type="string">
            <text:p>Filename</text:p>
          </table:table-cell>
          <table:table-cell office:value-type="string">
            <text:p>Extension</text:p>
          </table:table-cell>
          <table:table-cell office:value-type="string">
            <text:p>MIME Type</text:p>
          </table:table-cell>
          <table:table-cell office:value-type="string">
            <text:p>File Size (MB)</text:p>
          </table:table-cell>
          <table:table-cell office:value-type="string">
            <text:p>Create Time</text:p>
          </table:table-cell>
          <table:table-cell office:value-type="string">
            <text:p>Last Modified Time</text:p>
          </table:table-cell>
        </table:table-row>
        <table:table-row>
          <table:table-cell office:value-type="string">
            <text:p>a b c/input.au3</text:p>
          </table:table-cell>
          <table:table-cell office:value-type="string">
            <text:p>input.au3</text:p>
          </table:table-cell>
          <table:table-cell office:value-type="string">
            <text:p>.au3</text:p>
          </table:table-cell>
          <table:table-cell/>
          <table:table-cell office:value-type="float" office:value="0.0035696029663085938">
            <text:p>0.0035696029663085938</text:p>
          </table:table-cell>
          <table:table-cell office:value-type="string">
            <text:p>Wed Aug 09 2023 18:02:56 GMT+0000 (GMT)</text:p>
          </table:table-cell>
          <table:table-cell office:value-type="string">
            <text:p>Wed Aug 09 2023 16:03:10 GMT+0000 (GMT)</text:p>
          </table:table-cell>
        </table:table-row>
        <table:table-row>
          <table:table-cell office:value-type="string">
            <text:p>a b c/input.ico</text:p>
          </table:table-cell>
          <table:table-cell office:value-type="string">
            <text:p>input.ico</text:p>
          </table:table-cell>
          <table:table-cell office:value-type="string">
            <text:p>.ico</text:p>
          </table:table-cell>
          <table:table-cell office:value-type="string">
            <text:p>image/vnd.microsoft.icon</text:p>
          </table:table-cell>
          <table:table-cell office:value-type="float" office:value="0.016172409057617188">
            <text:p>0.016172409057617188</text:p>
          </table:table-cell>
          <table:table-cell office:value-type="string">
            <text:p>Wed Aug 09 2023 18:02:56 GMT+0000 (GMT)</text:p>
          </table:table-cell>
          <table:table-cell office:value-type="string">
            <text:p>Wed Aug 09 2023 16:02:07 GMT+0000 (GMT)</text:p>
          </table:table-cell>
        </table:table-row>
        <table:table-row>
          <table:table-cell office:value-type="string">
            <text:p>a b c/input.png</text:p>
          </table:table-cell>
          <table:table-cell office:value-type="string">
            <text:p>input.png</text:p>
          </table:table-cell>
          <table:table-cell office:value-type="string">
            <text:p>.png</text:p>
          </table:table-cell>
          <table:table-cell office:value-type="string">
            <text:p>image/png</text:p>
          </table:table-cell>
          <table:table-cell office:value-type="float" office:value="0.010334014892578125">
            <text:p>0.010334014892578125</text:p>
          </table:table-cell>
          <table:table-cell office:value-type="string">
            <text:p>Wed Aug 09 2023 18:02:56 GMT+0000 (GMT)</text:p>
          </table:table-cell>
          <table:table-cell office:value-type="string">
            <text:p>Wed Aug 09 2023 16:00:46 GMT+0000 (GMT)</text:p>
          </table:table-cell>
        </table:table-row>
        <table:table-row>
          <table:table-cell office:value-type="string">
            <text:p>image 圖片.png</text:p>
          </table:table-cell>
          <table:table-cell office:value-type="string">
            <text:p>image 圖片.png</text:p>
          </table:table-cell>
          <table:table-cell office:value-type="string">
            <text:p>.png</text:p>
          </table:table-cell>
          <table:table-cell office:value-type="string">
            <text:p>image/png</text:p>
          </table:table-cell>
          <table:table-cell office:value-type="float" office:value="0.05617237091064453">
            <text:p>0.05617237091064453</text:p>
          </table:table-cell>
          <table:table-cell office:value-type="string">
            <text:p>Wed Aug 09 2023 18:02:56 GMT+0000 (GMT)</text:p>
          </table:table-cell>
          <table:table-cell office:value-type="string">
            <text:p>Wed Aug 09 2023 15:57:50 GMT+0000 (GMT)</text:p>
          </table:table-cell>
        </table:table-row>
        <table:table-row>
          <table:table-cell office:value-type="string">
            <text:p>image 圖片.tif</text:p>
          </table:table-cell>
          <table:table-cell office:value-type="string">
            <text:p>image 圖片.tif</text:p>
          </table:table-cell>
          <table:table-cell office:value-type="string">
            <text:p>.tif</text:p>
          </table:table-cell>
          <table:table-cell office:value-type="string">
            <text:p>image/tiff</text:p>
          </table:table-cell>
          <table:table-cell office:value-type="float" office:value="0.7829017639160156">
            <text:p>0.7829017639160156</text:p>
          </table:table-cell>
          <table:table-cell office:value-type="string">
            <text:p>Wed Aug 09 2023 18:02:56 GMT+0000 (GMT)</text:p>
          </table:table-cell>
          <table:table-cell office:value-type="string">
            <text:p>Wed Aug 09 2023 15:57:50 GMT+0000 (GMT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